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5-07-3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5-05-2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5-02-0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4-11-14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4-07-1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4-04-1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4-02-2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3-07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3-04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3-04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3-02-1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2-07-1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2-04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2-02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1-10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1-07-2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1-04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1-03-0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0-10-2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20-02-1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9-10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9-07-0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9-05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9-02-2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8-10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8-07-0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8-02-1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7-10-1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7-06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7-04-19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7-02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6-10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6-07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6-02-10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5-10-2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5-07-06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5-04-21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5-02-2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4-09-30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4-07-1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4-04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4-02-1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3-12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3-09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3-07-0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3-02-20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3-01-10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2-11-0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2-09-2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2-06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07</text:p>
          </table:table-cell>
          <table:table-cell office:value-type="string" calcext:value-type="string">
            <text:p>04N/27E-24DBB</text:p>
          </table:table-cell>
          <table:table-cell office:value-type="string" calcext:value-type="string">
            <text:p>2012-05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